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pd1">
      <style:table-cell-properties fo:background-color="#ffff99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00ccff"/>
    </style:style>
    <style:style style:name="ce5" style:family="table-cell" style:parent-style-name="Default">
      <style:table-cell-properties fo:background-color="#ff3333"/>
      <style:text-properties fo:color="#000000"/>
    </style:style>
    <style:style style:name="ce6" style:family="table-cell" style:parent-style-name="Default">
      <style:table-cell-properties fo:background-color="#00ccff"/>
      <style:text-properties fo:color="#000000"/>
    </style:style>
    <style:style style:name="ce7" style:family="table-cell" style:parent-style-name="Default">
      <style:table-cell-properties fo:background-color="#0000ff"/>
    </style:style>
    <style:style style:name="ce8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9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1" style:family="table-cell" style:parent-style-name="Default">
      <style:text-properties fo:color="#ff0000"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color="#00a933" fo:font-weight="bold" style:font-weight-asian="bold" style:font-weight-complex="bold"/>
    </style:style>
    <style:style style:name="ce14" style:family="table-cell" style:parent-style-name="Default">
      <style:text-properties fo:color="#2a6099" fo:font-weight="bold" style:font-weight-asian="bold" style:font-weight-complex="bold"/>
    </style:style>
    <style:style style:name="ce15" style:family="table-cell" style:parent-style-name="Default">
      <style:text-properties style:font-name="Liberation Sans" style:font-name-asian="Arial Unicode MS" style:font-name-complex="Arial Unicode MS"/>
    </style:style>
    <style:style style:name="ce16" style:family="table-cell" style:parent-style-name="pd1">
      <style:table-cell-properties fo:background-color="#99ff66"/>
    </style:style>
    <style:style style:name="ce17" style:family="table-cell" style:parent-style-name="Default">
      <style:table-cell-properties fo:background-color="#99ff66"/>
    </style:style>
    <style:style style:name="ce18" style:family="table-cell" style:parent-style-name="pd1">
      <style:table-cell-properties fo:background-color="#ff6600"/>
    </style:style>
    <style:style style:name="ce19" style:family="table-cell" style:parent-style-name="Default">
      <style:table-cell-properties fo:background-color="#ff66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5" table:default-cell-style-name="Default"/>
        <table:table-column table:style-name="co1" table:default-cell-style-name="ce17"/>
        <table:table-column table:style-name="co1" table:default-cell-style-name="Default"/>
        <table:table-column table:style-name="co2" table:default-cell-style-name="ce19"/>
        <table:table-column table:style-name="co1" table:number-columns-repeated="14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pd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16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18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0" office:value-type="string" calcext:value-type="string">
            <text:p>ExtraNotes</text:p>
          </table:table-cell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3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3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3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4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3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3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3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4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4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9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3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18 MIST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3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3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4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9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6 MIST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3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3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3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3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3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/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3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15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4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3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3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3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15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4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1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3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3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3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3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3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3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49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4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FLY ; 16 SURF ; 17 DOUBLE_KICK ; 18 SLAM ; 19 AGILITY ; 20 SWIFT ; 21 MUD_SLAP ; 22 SING ; 23 THUNDERBOLT ; 24 TAKE_DOWN ; 25 THUNDERPUNCH ; 26 HEADBUTT ; 27 VOLT_TACKLE ; 28 IRON_TAIL ; 29 LIGHT_SCREEN ; 30 SHOCK_WAVE ; 31 PLAY_ROUGH ; 32 THUNDER ; 33 EXTREMESPEED ; 34 SUBMISSION ; 35 ZAP_CANNON ; 36 PETAL_DANCE ; 37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3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3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8 SURF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3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3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3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3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3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3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3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3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4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3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Pokémon is certain to be within the immediate area</text:p>
          </table:table-cell>
          <table:table-cell table:number-columns-repeated="7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3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3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9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3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3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4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3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3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3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-jects in its way</text:p>
          </table:table-cell>
          <table:table-cell table:number-columns-repeated="7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3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15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4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1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3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3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3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4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3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3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3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3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3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1 GUST ; 33 TELEPOR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3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3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60 MPH. Due to this, some people think it's an earthquake</text:p>
          </table:table-cell>
          <table:table-cell table:number-columns-repeated="7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3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3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3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3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-ming gracefully in lakes</text:p>
          </table:table-cell>
          <table:table-cell table:number-columns-repeated="7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5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5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15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6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3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3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-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3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5 SPLASH ; 6 POUND ; 9 DEFENSE_CURL ; 12 MUD_SHOT ; 15 HYPNOSIS ; 17 WATER_GUN ; 19 BUBBLEBEAM ; 21 LOW_KICK ; 23 HEADBUTT ; 25 GROWTH ; 30 BODY_SLAM ; 33 WATER_PULSE ; 36 TAKE_DOWN ; 38 AMNESIA ; 42 HYDRO_PUMP ; 45 HAZE ; 46 MIST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3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5 SPLASH ; 6 POUND ; 9 DEFENSE_CURL ; 12 MUD_SHOT ; 15 HYPNOSIS ; 17 WATER_GUN ; 19 BUBBLEBEAM ; 21 LOW_KICK ; 23 HEADBUTT ; 24 ICE_PUNCH ; 25 SUBMISSION ; 27 MUD_SLAP ; 32 BODY_SLAM ; 34 WATER_PULSE ; 38 TAKE_DOWN ; 40 AMNESIA ; 44 HYDRO_PUMP ; 48 HAZE ; 49 MIST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3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5 SPLASH ; 6 POUND ; 9 DEFENSE_CURL ; 12 MUD_SHOT ; 15 HYPNOSIS ; 17 WATER_GUN ; 19 BUBBLEBEAM ; 21 LOW_KICK ; 23 HEADBUTT ; 24 ICE_PUNCH ; 25 SUBMISSION ; 27 MUD_SLAP ; 32 BODY_SLAM ; 34 WATER_PULSE ; 40 TAKE_DOWN ; 42 ROCK_TOMB ; 44 AMNESIA ; 46 HYDRO_PUMP ; 49 HAZE ; 50 MIST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4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3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5 SPLASH ; 6 POUND ; 9 DEFENSE_CURL ; 12 MUD_SHOT ; 15 HYPNOSIS ; 17 WATER_GUN ; 19 BUBBLEBEAM ; 21 LOW_KICK ; 23 HEADBUTT ; 24 ICE_PUNCH ; 25 SUBMISSION ; 27 MUD_SLAP ; 32 BODY_SLAM ; 34 WATER_PULSE ; 40 TAKE_DOWN ; 42 AMNESIA ; 44 HYDRO_PUMP ; 46 HAZE ; 47 MIST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7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3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3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3 THUNDERPUNCH ; 44 ICE_PUNCH ; 45 FIRE_PUNCH ; 47 DRAIN_PUNCH ; 50 PSYCHIC_M ; 52 SHOCK_WAVE ; 55 ENERGY_BALL ; 57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3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15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6 THUNDERPUNCH ; 47 ICE_PUNCH ; 48 FIRE_PUNCH ; 50 DRAIN_PUNCH ; 53 PSYCHIC_M ; 55 SHOCK_WAVE ; 57 ENERGY_BALL ; 60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--that's why this #MON is smart</text:p>
          </table:table-cell>
          <table:table-cell table:number-columns-repeated="7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4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1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10 PSYBEAM ; 13 BARRIER ; 16 CONFUSION ; 19 DISABLE ; 22 SWIFT ; 24 PSYCHO_CUT ; 27 NIGHT_SHADE ; 30 RECOVER ; 32 HYPNOSIS ; 34 DREAM_EATER ; 36 REFLECT ; 39 LIGHT_SCREEN ; 42 ZEN_HEADBUTT ; 45 IRON_TAIL ; 48 MEDITATE ; 51 THUNDERPUNCH ; 52 ICE_PUNCH ; 53 FIRE_PUNCH ; 55 DRAIN_PUNCH ; 58 PSYCHIC_M ; 60 SHOCK_WAVE ; 62 ENERGY_BALL ; 65 ZAP_CANNON ; 67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7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3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5 MEDITATE ; 18 ROCK_TOMB ; 22 MUD_SLAP ; 25 HEADBUTT ; 27 STRENGTH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3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</text:p>
          </table:table-cell>
          <table:table-cell office:value-type="string" calcext:value-type="string">
            <text:p>4 FOCUS_ENERGY ; 7 LEER ; 9 TACKLE ; 12 LOW_KICK ; 15 MEDITATE ; 18 ROCK_TOMB ; 22 MUD_SLAP ; 25 HEADBUTT ; 27 STRENGTH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3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5 MEDITATE ; 18 ROCK_TOMB ; 22 MUD_SLAP ; 25 HEADBUTT ; 27 STRENGTH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3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3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3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3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7 HEADBUTT ; 49 BIND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3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2 HEADBUTT ; 55 BIND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3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3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3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3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3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-thing faster than itself, it will give chase at top speed</text:p>
          </table:table-cell>
          <table:table-cell table:number-columns-repeated="7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3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8 WATER_PULSE ; 20 TELEPORT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3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15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8 WATER_PULSE ; 20 TELEPORT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4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0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3 WATER_PULSE ; 25 TELEPORT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’s digestive fluids awakened Slowpoke, which gained great power - and a little motivation</text:p>
          </table:table-cell>
          <table:table-cell table:number-columns-repeated="7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4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4 MUD_SLAP ; 16 TELEPORT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7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3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7 SONICBOOM ; 21 TELEPORT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3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15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7 SONICBOOM ; 21 TELEPORT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-perature by 2C degrees within a kilometer</text:p>
          </table:table-cell>
          <table:table-cell table:number-columns-repeated="7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4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1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7 SONICBOOM ; 21 TELEPORT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7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3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3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-ficult. Instead, this #MON runs at high speed on developed legs</text:p>
          </table:table-cell>
          <table:table-cell table:number-columns-repeated="7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3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40 MPH in prairies</text:p>
          </table:table-cell>
          <table:table-cell table:number-columns-repeated="7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3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-mate of around -1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3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3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3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3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WATER_STONE, 1, CLOYSTER</text:p>
          </table:table-cell>
          <table:table-cell office:value-type="string" calcext:value-type="string">
            <text:p>4 DEFENSE_CURL ; 8 TELEPORT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3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8 TELEPORT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3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3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3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15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4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1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7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3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15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BIND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4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1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15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BIND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4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0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5" calcext:value-type="float">
            <text:p>225</text:p>
          </table:table-cell>
          <table:table-cell table:style-name="ce15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BIND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7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3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37 MEDITATE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3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0 MEDITATE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3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3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3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 BALL. It will self-destruct with very little stimulus</text:p>
          </table:table-cell>
          <table:table-cell table:number-columns-repeated="7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3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3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7 ABSORB ; 9 LEECH_SEED ; 12 TELEPORT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3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7 ABSORB ; 9 LEECH_SEED ; 12 TELEPORT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3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3 FLAMETHROWER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3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5 FLAMETHROWER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4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2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5" office:value-type="string" calcext:value-type="string">
            <text:p>EV_LEVEL, 98, HITMONCHAN ; EV_LEVEL, 99, HITMONLEE ; EV_LEVEL, 100, HITMONTOP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JUMP_KICK ; 30 DIZZY_PUNCH ; 31 COUNTER ; 32 FOCUS_ENERGY ; 33 HI_JUMP_KICK ; 34 MEGA_PUNCH ; 35 ROLLING_KICK ; 36 THUNDERPUNCH ; 37 FIRE_PUNCH ; 38 ICE_PUNCH ; 40 SUBMISSION ; 41 BULLET_PUNCH ; 42 SUPERPOWER ; 43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7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3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MEDITAT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38 JUMP_KICK ; 41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-pact and destroys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3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4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3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DOUBLE_KICK, MEDITATE, COMET_PUNCH, AGILIT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7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3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15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7 ACID ; 29 BIN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4" office:value-type="string" calcext:value-type="string">
            <text:p>LICKY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y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7 ACID ; 29 BIN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7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3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3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3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38 SHOCK_WAVE ; 40 EARTHQUAKE ; 42 SUPERPOWER ; 45 STONE_EDGE ; 47 MEGAHORN ; 50 FLAMETHROWER ; 54 ZAP_CANNON ; 60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3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38 SHOCK_WAVE ; 40 EARTHQUAKE ; 42 IRON_TAIL ; 45 SUPERPOWER ; 47 STONE_EDGE ; 50 THUNDERPUNCH ; 51 FIRE_PUNCH ; 52 ICE_PUNCH ; 55 MEGAHORN ; 57 SHADOW_CLAW ; 59 FLAMETHROWER ; 61 SUBMISSION ; 63 ZAP_CANNON ; 65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4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38 SHOCK_WAVE ; 40 EARTHQUAKE ; 42 IRON_TAIL ; 45 SUPERPOWER ; 47 STONE_EDGE ; 50 THUNDERPUNCH ; 51 FIRE_PUNCH ; 52 ICE_PUNCH ; 57 MEGAHORN ; 60 SHADOW_CLAW ; 62 FLAMETHROWER ; 64 SUBMISSION ; 66 ZAP_CANNON ; 69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7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4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1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7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3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4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1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7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3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15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BIND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4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1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01" calcext:value-type="float">
            <text:p>201</text:p>
          </table:table-cell>
          <table:table-cell table:style-name="ce15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BIND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7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3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15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2 OUTRAGE ; 44 SHADOW_CLAW ; 46 AERIAL_ACE ; 48 SUBMISSION ; 50 SING ; 52 WATER_PULSE ; 54 FLAMETHROWER ; 56 SHOCK_WAVE ; 58 SOLARBEAM ; 60 ZAP_CANNON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4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0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7 OUTRAGE ; 49 SHADOW_CLAW ; 50 DOUBLE_KICK ; 51 AERIAL_ACE ; 52 FURY_ATTACK ; 53 SUBMISSION ; 54 PIN_MISSILE ; 55 SING ; 56 SPIKE_CANNON ; 57 WATER_PULSE ; 58 BARRAGE ; 59 FLAMETHROWER ; 60 FURY_SWIPES ; 61 SHOCK_WAVE ; 62 BULLET_SEED ; 63 SOLARBEAM ; 64 ICICLE_SPEAR ; 65 ZAP_CANNON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7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3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3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4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7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3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3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3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4 WATER_GUN ; 8 CONFUSE_RAY ; 12 TELEPORT ; 16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3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4 WATER_GUN ; 8 CONFUSE_RAY ; 12 TELEPORT ; 16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4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3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5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3 MEDITATE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7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3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5 MEDITATE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3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15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4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15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7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4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4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7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4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1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7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4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5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7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3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4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3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5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3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15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4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7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/>
          <table:table-cell office:value-type="string" calcext:value-type="string">
            <text:p>magby</text:p>
          </table:table-cell>
          <table:table-cell table:number-columns-repeated="10"/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5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table:number-columns-repeated="14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3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15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/>
          <table:table-cell office:value-type="string" calcext:value-type="string">
            <text:p>magmortar</text:p>
          </table:table-cell>
          <table:table-cell table:number-columns-repeated="11"/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table:number-columns-repeated="14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3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/>
          <table:table-cell office:value-type="string" calcext:value-type="string">
            <text:p>4 FOCUS_ENERGY ; 8 BIND ; 12 SEISMIC_TOSS ; 17 FURY_ATTACK ; 21 ROCK_THROW ; 24 HARDEN ; 28 HEADBUTT ; 32 X_SCISSOR ; 35 STRENGTH ; 39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/>
          <table:table-cell office:value-type="string" calcext:value-type="string">
            <text:p>mpinsir</text:p>
          </table:table-cell>
          <table:table-cell table:number-columns-repeated="12"/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BIND ; 17 SEISMIC_TOSS ; 22 FURY_ATTACK ; 26 ROCK_THROW ; 29 HARDEN ; 33 HEADBUTT ; 37 X_SCISSOR ; 40 STRENGTH ; 44 ROCK_TOMB ; 47 SWORDS_DANCE ; 50 TAKE_DOWN ; 51 AIR_CUTTER ; 52 SUBMISSION ; 53 ROOST ; 54 THRASH ; 56 LEECH_LIFE ; 57 SLASH ; 60 SUPERPOWER ; 63 GUILLOTINE</text:p>
          </table:table-cell>
          <table:table-cell table:number-columns-repeated="14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3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55 WATER_PULSE ; 58 ZAP_CANNON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 ; 100 ANCESTOR_PWR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3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/>
          <table:table-cell office:value-type="string" calcext:value-type="string">
            <text:p>15 TWISTER ; 17 BUBBLE ; 19 LEER ; 21 FOCUS_ENERGY ; 23 BITE ; 25 WATER_GUN ; 27 DRAGON_RAGE ; 30 BIND ; 32 CRUNCH ; 35 WATERFALL ; 32 DRAGONBREATH ; 35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/>
          <table:table-cell office:value-type="string" calcext:value-type="string">
            <text:p>mgyarados</text:p>
          </table:table-cell>
          <table:table-cell table:number-columns-repeated="12"/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0 TWISTER ; 22 BUBBLE ; 24 LEER ; 26 FOCUS_ENERGY ; 28 BITE ; 30 WATER_GUN ; 32 DRAGON_RAGE ; 35 BIND ; 37 CRUNCH ; 40 WATERFALL ; 37 DRAGONBREATH ; 40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table:number-columns-repeated="14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3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0 MIST ; 14 BITE ; 19 CONFUSE_RAY ; 22 SHOCK_WAVE ; 25 DRAGON_RAGE ; 28 BODY_SLAM ; 30 WATER_PULSE ; 35 DRAGONBREATH ; 38 AURORA_BEAM ; 40 IRON_TAIL ; 43 WATERFALL ; 45 DRAGON_DANCE ; 47 HEADBUTT ; 49 ZEN_HEADBUTT ; 53 ICE_BEAM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3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-nent</text:p>
          </table:table-cell>
          <table:table-cell table:number-columns-repeated="7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3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3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48 MIST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-ible in water</text:p>
          </table:table-cell>
          <table:table-cell table:number-columns-repeated="7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3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-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3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/>
          <table:table-cell office:value-type="string" calcext:value-type="string">
            <text:p>espeon</text:p>
          </table:table-cell>
          <table:table-cell table:number-columns-repeated="10"/>
          <table:table-cell office:value-type="string" calcext:value-type="string">
            <text:p>TACKLE, LEER, QUICK_ATTACK, CONFUSION</text:p>
          </table:table-cell>
          <table:table-cell/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table:number-columns-repeated="14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/>
          <table:table-cell office:value-type="string" calcext:value-type="string">
            <text:p>umbreon</text:p>
          </table:table-cell>
          <table:table-cell table:number-columns-repeated="10"/>
          <table:table-cell office:value-type="string" calcext:value-type="string">
            <text:p>TACKLE, LEER, QUICK_ATTACK, BITE</text:p>
          </table:table-cell>
          <table:table-cell/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table:number-columns-repeated="14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/>
          <table:table-cell office:value-type="string" calcext:value-type="string">
            <text:p>leafeon</text:p>
          </table:table-cell>
          <table:table-cell table:number-columns-repeated="10"/>
          <table:table-cell office:value-type="string" calcext:value-type="string">
            <text:p>TACKLE, LEER, QUICK_ATTACK, RAZOR_LEAF</text:p>
          </table:table-cell>
          <table:table-cell/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table:number-columns-repeated="14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/>
          <table:table-cell office:value-type="string" calcext:value-type="string">
            <text:p>glaceon</text:p>
          </table:table-cell>
          <table:table-cell table:number-columns-repeated="10"/>
          <table:table-cell office:value-type="string" calcext:value-type="string">
            <text:p>TACKLE, LEER, QUICK_ATTACK, AURORA_BEAM</text:p>
          </table:table-cell>
          <table:table-cell/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table:number-columns-repeated="14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/>
          <table:table-cell office:value-type="string" calcext:value-type="string">
            <text:p>sylveon</text:p>
          </table:table-cell>
          <table:table-cell table:number-columns-repeated="10"/>
          <table:table-cell office:value-type="string" calcext:value-type="string">
            <text:p>TACKLE, LEER, QUICK_ATTACK, DRAININGKISS</text:p>
          </table:table-cell>
          <table:table-cell/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table:number-columns-repeated="14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3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10 TELEPORT ; 15 THUNDERSHOCK ; 19 BARRIER ; 22 PSYBEAM ; 25 SWIFT ; 28 RECOVER ; 31 AGILITY ; 34 TAKE_DOWN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The only #MON people anticipate can fly into space. None has managed the feat yet, however</text:p>
          </table:table-cell>
          <table:table-cell table:number-columns-repeated="7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/>
          <table:table-cell office:value-type="string" calcext:value-type="string">
            <text:p>porygon2</text:p>
          </table:table-cell>
          <table:table-cell table:number-columns-repeated="12"/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10 TELEPORT ; 15 THUNDERSHOCK ; 19 BARRIER ; 22 PSYBEAM ; 25 SWIFT ; 28 RECOVER ; 31 AGILITY ; 34 TAKE_DOWN ; 40 SHOCK_WAVE ; 43 HEADBUTT ; 45 TRI_ATTACK ; 48 ZEN_HEADBUTT ; 50 AMNESIA ; 53 IRON_TAIL ; 55 AERIAL_ACE ; 58 ZAP_CANNON ; 61 SOLARBEAM ; 63 HYPER_BEAM</text:p>
          </table:table-cell>
          <table:table-cell table:number-columns-repeated="14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/>
          <table:table-cell office:value-type="string" calcext:value-type="string">
            <text:p>porygonz</text:p>
          </table:table-cell>
          <table:table-cell table:number-columns-repeated="12"/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10 TELEPORT ; 15 THUNDERSHOCK ; 19 BARRIER ; 22 PSYBEAM ; 25 SWIFT ; 28 RECOVER ; 31 AGILITY ; 34 TAKE_DOWN ; 40 SHOCK_WAVE ; 45 HEADBUTT ; 47 TRI_ATTACK ; 50 ZEN_HEADBUTT ; 52 AMNESIA ; 55 IRON_TAIL ; 57 AERIAL_ACE ; 60 ZAP_CANNON ; 63 SOLARBEAM ; 65 HYPER_BEAM</text:p>
          </table:table-cell>
          <table:table-cell table:number-columns-repeated="14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3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BIND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3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BIND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3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5 HARDEN ; 7 SCRATCH ; 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3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5 HARDEN ; 7 SCRATCH ; 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3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/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/>
          <table:table-cell office:value-type="string" calcext:value-type="string">
            <text:p>maerodatyl</text:p>
          </table:table-cell>
          <table:table-cell table:number-columns-repeated="12"/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table:number-columns-repeated="14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/>
          <table:table-cell office:value-type="string" calcext:value-type="string">
            <text:p>munchlax</text:p>
          </table:table-cell>
          <table:table-cell table:number-columns-repeated="10"/>
          <table:table-cell office:value-type="string" calcext:value-type="string">
            <text:p>CHARM, NO_MOVE, NO_MOVE, NO_MOVE</text:p>
          </table:table-cell>
          <table:table-cell table:number-columns-repeated="3"/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table:number-columns-repeated="14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3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599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3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MIST ; 31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3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table:style-name="pd1" office:value-type="float" office:value="195" calcext:value-type="float">
            <text:p>195</text:p>
          </table:table-cell>
          <table:table-cell table:style-name="ce3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THUNDERBOLT, THUNDER, MIMIC, DOUBLE_TEAM, REFLECT, BIDE, FIRE_BLAST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10 THUNDER_WAVE ; 20 AGILITY ; 30 SLAM ; 40 DRAGON_RAGE ; 50 HYPER_BEAM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THUNDERBOLT, THUNDER, MIMIC, DOUBLE_TEAM, REFLECT, BIDE, FIRE_BLAST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10 THUNDER_WAVE ; 20 AGILITY ; 35 SLAM ; 45 DRAGON_RAGE ; 55 HYPER_BEAM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FIRE_BLAST, REST, THUNDER_WAVE, SUBSTITUTE, SURF, STRENGTH</text:p>
          </table:table-cell>
          <table:table-cell/>
          <table:table-cell office:value-type="string" calcext:value-type="string">
            <text:p>10 THUNDER_WAVE ; 20 AGILITY ; 35 SLAM ; 45 DRAGON_RAGE ; 60 HYPER_BEAM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7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DOUBLE_EDGE, BUBBLEBEAM, ICE_BEAM, BLIZZARD, HYPER_BEAM, COUNTER, SEISMIC_TOSS, THUNDERBOLT, THUNDER, PSYCHIC_M, MIMIC, DOUBLE_TEAM, REFLECT, BIDE, METRONOME, SELFDESTRUCT, FIRE_BLAST, REST, THUNDER_WAVE, PSYWAVE, SUBSTITUTE, STRENGTH, FLASH</text:p>
          </table:table-cell>
          <table:table-cell/>
          <table:table-cell office:value-type="string" calcext:value-type="string">
            <text:p>63 BARRIER ; 66 PSYCHIC_M ; 70 RECOVER ; 75 MIST ; 81 AMNESIA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-ferent</text:p>
          </table:table-cell>
          <table:table-cell table:number-columns-repeated="7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/>
          <table:table-cell office:value-type="string" calcext:value-type="string">
            <text:p>mmewtwox</text:p>
          </table:table-cell>
          <table:table-cell table:number-columns-repeated="29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/>
          <table:table-cell office:value-type="string" calcext:value-type="string">
            <text:p>mmewtwoy</text:p>
          </table:table-cell>
          <table:table-cell table:number-columns-repeated="29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POUND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</text:p>
          </table:table-cell>
          <table:table-cell/>
          <table:table-cell office:value-type="string" calcext:value-type="string">
            <text:p>10 TRANSFORM ; 20 MEGA_PUNCH ; 30 METRONOME ; 40 PSYCHIC_M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/>
          <table:table-cell office:value-type="string" calcext:value-type="string">
            <text:p>venustoise</text:p>
          </table:table-cell>
          <table:table-cell table:number-columns-repeated="29"/>
        </table:table-row>
        <table:table-row table:style-name="ro1">
          <table:table-cell table:number-columns-repeated="32"/>
        </table:table-row>
        <table:table-row table:style-name="ro1" table:number-rows-repeated="1048370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2">00/00/0000</text:date>, <text:time style:data-style-name="N2" text:time-value="02:11:47.358007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3-06-02T23:48:53.461358304</dc:date>
    <dc:creator>Michael </dc:creator>
    <meta:editing-duration>P20DT9H52M46S</meta:editing-duration>
    <meta:editing-cycles>224</meta:editing-cycles>
    <meta:document-statistic meta:table-count="2" meta:cell-count="4662" meta:object-count="0"/>
  </office:meta>
</office:document-meta>
</file>